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2.9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Text_20_body">
      <style:text-properties officeooo:paragraph-rsid="001d2c51"/>
    </style:style>
    <style:style style:name="P4" style:family="paragraph" style:parent-style-name="Text_20_body">
      <style:text-properties officeooo:paragraph-rsid="00209c8f"/>
    </style:style>
    <style:style style:name="P5" style:family="paragraph" style:parent-style-name="Text_20_body">
      <style:text-properties officeooo:rsid="0023899b" officeooo:paragraph-rsid="0023899b"/>
    </style:style>
    <style:style style:name="P6" style:family="paragraph" style:parent-style-name="Text_20_body">
      <style:text-properties officeooo:rsid="0024881b" officeooo:paragraph-rsid="0024881b"/>
    </style:style>
    <style:style style:name="P7" style:family="paragraph" style:parent-style-name="Text_20_body">
      <style:text-properties officeooo:rsid="00256c0c" officeooo:paragraph-rsid="00256c0c"/>
    </style:style>
    <style:style style:name="P8" style:family="paragraph" style:parent-style-name="Text_20_body">
      <style:text-properties officeooo:paragraph-rsid="0025c4ef"/>
    </style:style>
    <style:style style:name="P9" style:family="paragraph" style:parent-style-name="Text_20_body">
      <style:text-properties officeooo:paragraph-rsid="00261981"/>
    </style:style>
    <style:style style:name="P10" style:family="paragraph" style:parent-style-name="Text_20_body">
      <style:text-properties officeooo:paragraph-rsid="002887b5"/>
    </style:style>
    <style:style style:name="P11" style:family="paragraph" style:parent-style-name="Heading_20_3">
      <style:text-properties officeooo:paragraph-rsid="0019a71c"/>
    </style:style>
    <style:style style:name="P12" style:family="paragraph" style:parent-style-name="Heading_20_3">
      <style:text-properties officeooo:paragraph-rsid="001d2c51"/>
    </style:style>
    <style:style style:name="P13" style:family="paragraph" style:parent-style-name="Heading_20_3">
      <style:text-properties officeooo:paragraph-rsid="00209c8f"/>
    </style:style>
    <style:style style:name="P14" style:family="paragraph" style:parent-style-name="Heading_20_3">
      <style:text-properties officeooo:paragraph-rsid="002887b5"/>
    </style:style>
    <style:style style:name="P15" style:family="paragraph" style:parent-style-name="Heading_20_3">
      <style:paragraph-properties fo:text-align="center" style:justify-single-word="false"/>
      <style:text-properties fo:font-size="12pt" fo:font-weight="normal" officeooo:rsid="00293c17" officeooo:paragraph-rsid="00293c17" style:font-size-asian="12pt" style:font-weight-asian="normal" style:font-size-complex="12pt" style:font-weight-complex="normal"/>
    </style:style>
    <style:style style:name="P16" style:family="paragraph" style:parent-style-name="Heading_20_3">
      <style:paragraph-properties fo:text-align="center" style:justify-single-word="false"/>
      <style:text-properties fo:font-size="12pt" fo:font-weight="normal" officeooo:paragraph-rsid="00293c17" style:font-size-asian="12pt" style:font-weight-asian="normal" style:font-size-complex="12pt" style:font-weight-complex="normal"/>
    </style:style>
    <style:style style:name="P17" style:family="paragraph" style:parent-style-name="Heading_20_3">
      <style:paragraph-properties fo:text-align="center" style:justify-single-word="false"/>
      <style:text-properties fo:font-size="12pt" fo:font-weight="normal" officeooo:paragraph-rsid="002a737f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officeooo:rsid="00293c17" officeooo:paragraph-rsid="00293c17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93c17" officeooo:paragraph-rsid="00293c17" style:font-weight-asian="bold" style:font-weight-complex="bold"/>
    </style:style>
    <style:style style:name="P20" style:family="paragraph" style:parent-style-name="Table_20_Contents">
      <style:text-properties officeooo:rsid="002a737f" officeooo:paragraph-rsid="002a737f"/>
    </style:style>
    <style:style style:name="P21" style:family="paragraph" style:parent-style-name="Table_20_Contents">
      <style:text-properties officeooo:rsid="002a8557" officeooo:paragraph-rsid="002a8557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  <style:style style:name="T6" style:family="text">
      <style:text-properties officeooo:rsid="00209c8f"/>
    </style:style>
    <style:style style:name="T7" style:family="text">
      <style:text-properties officeooo:rsid="0021fa41"/>
    </style:style>
    <style:style style:name="T8" style:family="text">
      <style:text-properties officeooo:rsid="0026d18d"/>
    </style:style>
    <style:style style:name="T9" style:family="text">
      <style:text-properties officeooo:rsid="002887b5"/>
    </style:style>
    <style:style style:name="T10" style:family="text">
      <style:text-properties officeooo:rsid="002a737f"/>
    </style:style>
    <style:style style:name="T11" style:family="text">
      <style:text-properties officeooo:rsid="002b7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t</text:p>
      <text:p text:style-name="Subtitle">bouge tes yeux</text:p>
      <text:h text:style-name="Heading_20_3" text:outline-level="3">Exercices :</text:h>
      <text:p text:style-name="P5">Chronomots</text:p>
      <text:p text:style-name="P5">Lancaster (outil)</text:p>
      <text:p text:style-name="P5">Duction (outil)</text:p>
      <text:p text:style-name="P7">Carte mémoire</text:p>
      <text:p text:style-name="P5">Mots-outils</text:p>
      <text:p text:style-name="P6">Tracer droit</text:p>
      <text:p text:style-name="P6">Poursuite</text:p>
      <text:p text:style-name="P6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<text:span text:style-name="T11">une</text:span> page d’accueil des apps.</text:p>
      <text:p text:style-name="Standard"/>
      <text:h text:style-name="P11" text:outline-level="3"><text:soft-page-break/></text:h>
      <text:h text:style-name="P11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y mettre le site. Puis mettre la VM sur le serveur.</text:span></text:p>
      <text:p text:style-name="P2">- Thomas : <text:span text:style-name="T2">Développement de plusieurs exercices, finition des existants et enregistrement des données.</text:span></text:p>
      <text:p text:style-name="P2"/>
      <text:p text:style-name="P2"/>
      <text:h text:style-name="P12" text:outline-level="3"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3">Objectifs :</text:p>
      <text:p text:style-name="P3">- Nathan : <text:span text:style-name="T4">Faire des exercices.</text:span></text:p>
      <text:p text:style-name="P3">- Clément : <text:span text:style-name="T4">Finir adaptation du site pour les tablettes.</text:span></text:p>
      <text:p text:style-name="P3">- Karl : <text:span text:style-name="T5">Faire exercice carte mémoire.</text:span></text:p>
      <text:p text:style-name="P9">- Thomas : <text:span text:style-name="T4">Faire d’autres exercices « Mots-outils ».</text:span></text:p>
      <text:p text:style-name="P3"/>
      <text:h text:style-name="P13" text:outline-level="3">Sprint <text:span text:style-name="T7">5</text:span> : <text:span text:style-name="T6">06</text:span>/0<text:span text:style-name="T6">5</text:span>/19 – <text:span text:style-name="T6">17</text:span>/0<text:span text:style-name="T4">5</text:span>/19</text:h>
      <text:p text:style-name="P4">Objectifs :</text:p>
      <text:p text:style-name="P8">- Nathan : <text:span text:style-name="T4">Finir exercice « Poursuite ».</text:span></text:p>
      <text:p text:style-name="P4">- Clément :<text:span text:style-name="T6"> Renseignement des classes patient et bilan.</text:span></text:p>
      <text:p text:style-name="P4">- Karl : <text:span text:style-name="T8">Finir exercice carte mémoire.</text:span></text:p>
      <text:p text:style-name="P4">- Thomas : <text:span text:style-name="T4">Faire d’autres exercices.</text:span></text:p>
      <text:p text:style-name="P4"/>
      <text:h text:style-name="P14" text:outline-level="3">Sprint <text:span text:style-name="T9">6</text:span> : <text:span text:style-name="T9">17</text:span>/0<text:span text:style-name="T6">5</text:span>/19 – <text:span text:style-name="T9">31</text:span>/0<text:span text:style-name="T4">5</text:span>/19</text:h>
      <text:p text:style-name="P10">Objectifs : <text:span text:style-name="T9">(objectif non atteint car période d’examens)</text:span></text:p>
      <text:p text:style-name="P10">- Nathan : <text:span text:style-name="T4">Finir exercice « Poursuite ».</text:span></text:p>
      <text:p text:style-name="P10">- Clément :<text:span text:style-name="T6"> Renseignement des classes patient et bilan.</text:span></text:p>
      <text:p text:style-name="P10">- Karl : <text:span text:style-name="T8">Finir exercice carte mémoire.</text:span></text:p>
      <text:p text:style-name="P10">- Thomas : <text:span text:style-name="T4">Faire d’autres exercices.</text:span></text:p>
      <text:p text:style-name="P10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Sprints</text:p>
          </table:table-cell>
          <table:table-cell table:style-name="Tableau1.B1" office:value-type="string">
            <text:p text:style-name="P19">Objectifs</text:p>
          </table:table-cell>
        </table:table-row>
        <table:table-row>
          <table:table-cell table:style-name="Tableau1.A2" office:value-type="string">
            <text:h text:style-name="P15" text:outline-level="3">11/03/19 – 22/03/19</text:h>
          </table:table-cell>
          <table:table-cell table:style-name="Tableau1.B2" office:value-type="string">
            <text:p text:style-name="P18">Création du début de la classe bilan avec plusieurs champs. </text:p>
          </table:table-cell>
        </table:table-row>
        <table:table-row>
          <table:table-cell table:style-name="Tableau1.A2" office:value-type="string">
            <text:h text:style-name="P16" text:outline-level="3">22/03/19 – 05/04/19</text:h>
          </table:table-cell>
          <table:table-cell table:style-name="Tableau1.B2" office:value-type="string">
            <text:p text:style-name="P18">Développement de la suppression d’un objet bilan et patient. Création du lien patient → bilan (OneToMany). <text:span text:style-name="T10">Intégration.</text:span></text:p>
          </table:table-cell>
        </table:table-row>
        <table:table-row>
          <table:table-cell table:style-name="Tableau1.A2" office:value-type="string">
            <text:h text:style-name="P17" text:outline-level="3"><text:span text:style-name="T1">05</text:span>/0<text:span text:style-name="T1">4</text:span>/19 – <text:span text:style-name="T1">19</text:span>/04/19</text:h>
          </table:table-cell>
          <table:table-cell table:style-name="Tableau1.B2" office:value-type="string">
            <text:p text:style-name="P20">Codage d’une fonction de tri alphabétique des patient. Adaptation du site pour les autres périphériques (CSS).</text:p>
          </table:table-cell>
        </table:table-row>
        <table:table-row>
          <table:table-cell table:style-name="Tableau1.A2" office:value-type="string">
            <text:h text:style-name="P17" text:outline-level="3"><text:span text:style-name="T4">19</text:span>/0<text:span text:style-name="T1">4</text:span>/19 – <text:span text:style-name="T4">03</text:span>/0<text:span text:style-name="T4">5</text:span>/19</text:h>
          </table:table-cell>
          <table:table-cell table:style-name="Tableau1.B2" office:value-type="string">
            <text:p text:style-name="P21">Finissions de l’adaptation du site.</text:p>
          </table:table-cell>
        </table:table-row>
        <table:table-row>
          <table:table-cell table:style-name="Tableau1.A2" office:value-type="string">
            <text:h text:style-name="P17" text:outline-level="3"><text:span text:style-name="T6">06</text:span>/0<text:span text:style-name="T6">5</text:span>/19 – <text:span text:style-name="T6">17</text:span>/0<text:span text:style-name="T4">5</text:span>/19</text:h>
          </table:table-cell>
          <table:table-cell table:style-name="Tableau1.B2" office:value-type="string">
            <text:p text:style-name="P21">Finir de compléter les classes patient et bilan.</text:p>
          </table:table-cell>
        </table:table-row>
        <table:table-row>
          <table:table-cell table:style-name="Tableau1.A2" office:value-type="string">
            <text:h text:style-name="P17" text:outline-level="3"><text:span text:style-name="T9">17</text:span>/0<text:span text:style-name="T6">5</text:span>/19 – <text:span text:style-name="T9">31</text:span>/0<text:span text:style-name="T4">5</text:span>/19</text:h>
          </table:table-cell>
          <table:table-cell table:style-name="Tableau1.B2" office:value-type="string">
            <text:p text:style-name="P21">Finir de compléter les classes patient et bilan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6-18T08:58:50.262000000</dc:date>
    <meta:editing-duration>PT8H12M38S</meta:editing-duration>
    <meta:editing-cycles>21</meta:editing-cycles>
    <meta:generator>LibreOffice/6.1.5.2$Windows_X86_64 LibreOffice_project/90f8dcf33c87b3705e78202e3df5142b201bd805</meta:generator>
    <meta:document-statistic meta:table-count="1" meta:image-count="0" meta:object-count="0" meta:page-count="3" meta:paragraph-count="61" meta:word-count="396" meta:character-count="2456" meta:non-whitespace-character-count="2107"/>
  </office:meta>
</office:document-meta>
</file>